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First_20_Page">
      <style:paragraph-properties style:page-number="auto"/>
    </style:style>
    <style:style style:name="P2" style:family="paragraph" style:parent-style-name="Footer">
      <style:paragraph-properties fo:text-align="center" style:justify-single-word="false"/>
    </style:style>
    <style:style style:name="P3" style:family="paragraph" style:parent-style-name="Title" style:master-page-name="First_20_Page">
      <style:paragraph-properties style:page-number="aut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Duis autem vel eum iriure dolor in hendrerit in vulputate velit esse molestie consequat, vel illum dolore eu feugiat nulla facilisis.</text:p>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00%" fo:text-align="justify" style:justify-single-word="false" fo:hyphenation-ladder-count="no-limit" style:register-true="true" fo:text-indent="0cm" style:auto-text-indent="true" style:page-number="auto"/>
      <style:text-properties style:font-name="Liberation Serif" fo:font-size="10.5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cm" fo:line-height="100%" fo:orphans="2" fo:widows="2" style:register-true="true" fo:text-indent="0cm" style:auto-text-indent="true" style:page-number="auto" style:shadow="none"/>
      <style:text-properties style:font-name="Liberation Serif" fo:font-size="10.5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le" style:family="paragraph" style:parent-style-name="Text_20_body"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80%"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register-truth-ref-style-name="Text_20_body" style:writing-mode="lr-tb" style:footnote-max-height="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register-truth-ref-style-name="Text_20_body"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bedingt versteckte Fußzeile (Standard)" text:condition="ooow:page == 1" text:display="condition">
          <text:p text:style-name="MP1">Seite <text:page-number text:select-page="current"/> von <text:page-count>2</text:page-count></text:p>
        </text:section>
        <text:p text:style-name="MP1"/>
      </style:footer>
    </style:master-page>
    <style:master-page style:name="First_20_Page" style:display-name="First Page" style:page-layout-name="Mpm2" style:next-style-name="Standard">
      <style:header>
        <text:p text:style-name="MP2">Lorem ipsum dolor sit amet</text:p>
        <text:p text:style-name="Subtitle">ein Text von Max Mustermann</text:p>
      </style:header>
      <style:footer>
        <text:section text:style-name="MSect1" text:name="bedingt versteckte Fußzeile (erste Seite)" text:condition="ooow:page == 1" text:display="condition">
          <text:p text:style-name="MP1">Seite <text:page-number text:select-page="current"/> von <text:page-count>2</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06:25:53</meta:creation-date>
    <dc:title>Standard zweispaltig Liberation Serif</dc:title>
    <meta:editing-duration>P0D</meta:editing-duration>
    <meta:editing-cycles>4</meta:editing-cycles>
    <meta:generator>LibreOffice/3.5$Linux_x86 LibreOffice_project/350m1$Build-2</meta:generator>
    <meta:initial-creator>Michael Fiedler</meta:initial-creator>
    <dc:date>2015-06-26T14:40:45</dc:date>
    <dc:creator>Michael Fiedler</dc:creator>
    <meta:document-statistic meta:table-count="0" meta:image-count="0" meta:object-count="0" meta:page-count="2" meta:paragraph-count="26" meta:word-count="1780" meta:character-count="10999" meta:non-whitespace-character-count="9241"/>
    <meta:template xlink:type="simple" xlink:actuate="onRequest" xlink:title="Standard zweispaltig Liberation Serif" xlink:href="../../../../../.config/libreoffice/3/user/template/Standard_zweispaltig_Palatino.ott" meta:date="2015-06-26T07:10:48"/>
  </office:meta>
</office:document-meta>
</file>